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1.4571in"/>
    </style:style>
    <style:style style:name="co2" style:family="table-column">
      <style:table-column-properties fo:break-before="auto" style:column-width="2.9035in"/>
    </style:style>
    <style:style style:name="co3" style:family="table-column">
      <style:table-column-properties fo:break-before="auto" style:column-width="2.7102in"/>
    </style:style>
    <style:style style:name="co4" style:family="table-column">
      <style:table-column-properties fo:break-before="auto" style:column-width="5.6811in"/>
    </style:style>
    <style:style style:name="co5" style:family="table-column">
      <style:table-column-properties fo:break-before="auto" style:column-width="0.974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ce1" style:family="table-cell" style:parent-style-name="Default">
      <style:table-cell-properties fo:border-bottom="0.74pt solid #442f65" style:diagonal-bl-tr="none" style:diagonal-tl-br="none" style:text-align-source="fix" style:repeat-content="false" fo:wrap-option="no-wrap" fo:border-left="0.74pt solid #442f65" style:direction="ltr" fo:border-right="0.74pt solid #5b3f86" style:rotation-angle="0" style:rotation-align="none" style:shrink-to-fit="false" fo:border-top="0.74pt solid #442f65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33">
      <style:table-cell-properties fo:border-bottom="0.74pt solid #f8f9fa" style:diagonal-bl-tr="none" style:diagonal-tl-br="none" style:text-align-source="value-type" style:repeat-content="false" fo:wrap-option="no-wrap" fo:border-left="0.74pt solid #442f65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33">
      <style:table-cell-properties fo:border-bottom="0.74pt solid #ffffff" style:diagonal-bl-tr="none" style:diagonal-tl-br="none" style:text-align-source="value-type" style:repeat-content="false" fo:wrap-option="no-wrap" fo:border-left="0.74pt solid #442f65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33">
      <style:table-cell-properties fo:border-bottom="0.74pt solid #442f65" style:diagonal-bl-tr="none" style:diagonal-tl-br="none" style:text-align-source="value-type" style:repeat-content="false" fo:wrap-option="no-wrap" fo:border-left="0.74pt solid #442f65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442f65" style:diagonal-bl-tr="none" style:diagonal-tl-br="none" style:text-align-source="fix" style:repeat-content="false" fo:wrap-option="no-wrap" fo:border-left="0.74pt solid #5b3f86" style:direction="ltr" fo:border-right="0.74pt solid #5b3f86" style:rotation-angle="0" style:rotation-align="none" style:shrink-to-fit="false" fo:border-top="0.74pt solid #442f65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f8f9fa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442f65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f8f9fa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442f65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442f65" style:diagonal-bl-tr="none" style:diagonal-tl-br="none" style:text-align-source="fix" style:repeat-content="false" fo:wrap-option="no-wrap" fo:border-left="0.74pt solid #5b3f86" style:direction="ltr" fo:border-right="0.74pt solid #442f65" style:rotation-angle="0" style:rotation-align="none" style:shrink-to-fit="false" fo:border-top="0.74pt solid #442f65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f8f9fa" style:diagonal-bl-tr="none" style:diagonal-tl-br="none" style:text-align-source="value-type" style:repeat-content="false" fo:wrap-option="no-wrap" fo:border-left="0.74pt solid #f8f9fa" style:direction="ltr" fo:border-right="0.74pt solid #442f65" style:rotation-angle="0" style:rotation-align="none" style:shrink-to-fit="false" fo:border-top="0.74pt solid #f8f9fa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442f65" style:rotation-angle="0" style:rotation-align="none" style:shrink-to-fit="false" fo:border-top="0.74pt solid #ffffff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442f65" style:diagonal-bl-tr="none" style:diagonal-tl-br="none" style:text-align-source="value-type" style:repeat-content="false" fo:wrap-option="no-wrap" fo:border-left="0.74pt solid #ffffff" style:direction="ltr" fo:border-right="0.74pt solid #442f65" style:rotation-angle="0" style:rotation-align="none" style:shrink-to-fit="false" fo:border-top="0.74pt solid #ffffff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5" office:value-type="string" calcext:value-type="string">
            <text:p>What is your name in the Alchemy AOE Discord Server?</text:p>
          </table:table-cell>
          <table:table-cell table:style-name="ce5" office:value-type="string" calcext:value-type="string">
            <text:p>Please link your primary AOE2.GG profile:</text:p>
          </table:table-cell>
          <table:table-cell table:style-name="ce5" office:value-type="string" calcext:value-type="string">
            <text:p>Please link any additional AOE2.GG profiles, corresponding to alternate or "smurf" accounts (separated by comma): </text:p>
            <text:p/>
            <text:p>WARNING -- Failure to disclose may result in blacklisting from Alchemy AOE competitions!</text:p>
          </table:table-cell>
          <table:table-cell table:style-name="ce13" office:value-type="string" calcext:value-type="string">
            <text:p>Digital Signature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3-15T18:12:38.605" calcext:value-type="date">
            <text:p>3/15/2025 18:12:38</text:p>
          </table:table-cell>
          <table:table-cell table:style-name="ce7" office:value-type="string" calcext:value-type="string">
            <text:p>Snapy</text:p>
          </table:table-cell>
          <table:table-cell table:style-name="ce10" office:value-type="string" calcext:value-type="string">
            <text:p><text:a xlink:href="https://aoe2.gg/profile/210256" xlink:type="simple">https://aoe2.gg/profile/210256</text:a></text:p>
          </table:table-cell>
          <table:table-cell table:style-name="ce10" office:value-type="string" calcext:value-type="string">
            <text:p><text:a xlink:href="https://aoe2.gg/profile/3892281" xlink:type="simple">https://aoe2.gg/profile/2774706, https://aoe2.gg/profile/3892281</text:a></text:p>
          </table:table-cell>
          <table:table-cell table:style-name="ce15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3-15T19:06:24.067" calcext:value-type="date">
            <text:p>3/15/2025 19:06:24</text:p>
          </table:table-cell>
          <table:table-cell table:style-name="ce6" office:value-type="string" calcext:value-type="string">
            <text:p>LoreDek</text:p>
          </table:table-cell>
          <table:table-cell table:style-name="ce9" office:value-type="string" calcext:value-type="string">
            <text:p><text:a xlink:href="https://aoe2.gg/profile/5508538" xlink:type="simple">https://aoe2.gg/profile/5508538</text:a></text:p>
          </table:table-cell>
          <table:table-cell/>
          <table:table-cell table:style-name="ce14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3-15T19:47:21.164" calcext:value-type="date">
            <text:p>3/15/2025 19:47:21</text:p>
          </table:table-cell>
          <table:table-cell table:style-name="ce7" office:value-type="string" calcext:value-type="string">
            <text:p>maxymczech</text:p>
          </table:table-cell>
          <table:table-cell table:style-name="ce10" office:value-type="string" calcext:value-type="string">
            <text:p><text:a xlink:href="https://aoe2.gg/profile/5813618" xlink:type="simple">https://aoe2.gg/profile/5813618</text:a></text:p>
          </table:table-cell>
          <table:table-cell/>
          <table:table-cell table:style-name="ce15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3-15T20:10:07.098" calcext:value-type="date">
            <text:p>3/15/2025 20:10:07</text:p>
          </table:table-cell>
          <table:table-cell table:style-name="ce6" office:value-type="string" calcext:value-type="string">
            <text:p>e1sTea</text:p>
          </table:table-cell>
          <table:table-cell table:style-name="ce11" office:value-type="string" calcext:value-type="string">
            <text:p><text:a xlink:href="https://aoe2.gg/profile/1493851" xlink:type="simple">https://aoe2.gg/profile/1493851</text:a></text:p>
          </table:table-cell>
          <table:table-cell/>
          <table:table-cell table:style-name="ce14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3-15T21:48:24.16" calcext:value-type="date">
            <text:p>3/15/2025 21:48:24</text:p>
          </table:table-cell>
          <table:table-cell table:style-name="ce7" office:value-type="string" calcext:value-type="string">
            <text:p>Metalmania</text:p>
          </table:table-cell>
          <table:table-cell table:style-name="ce10" office:value-type="string" calcext:value-type="string">
            <text:p><text:a xlink:href="https://aoe2.gg/profile/9097311" xlink:type="simple">https://aoe2.gg/profile/9097311</text:a></text:p>
          </table:table-cell>
          <table:table-cell/>
          <table:table-cell table:style-name="ce15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3-16T15:37:54.308" calcext:value-type="date">
            <text:p>3/16/2025 15:37:54</text:p>
          </table:table-cell>
          <table:table-cell table:style-name="ce7" office:value-type="string" calcext:value-type="string">
            <text:p>Mortis</text:p>
          </table:table-cell>
          <table:table-cell table:style-name="ce10" office:value-type="string" calcext:value-type="string">
            <text:p><text:a xlink:href="https://aoe2.gg/profile/39425" xlink:type="simple">https://aoe2.gg/profile/39425</text:a></text:p>
          </table:table-cell>
          <table:table-cell/>
          <table:table-cell table:style-name="ce15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3-16T23:52:14.233" calcext:value-type="date">
            <text:p>3/16/2025 23:52:14</text:p>
          </table:table-cell>
          <table:table-cell table:style-name="ce7" office:value-type="string" calcext:value-type="string">
            <text:p>PlushWerewolf</text:p>
          </table:table-cell>
          <table:table-cell table:style-name="ce10" office:value-type="string" calcext:value-type="string">
            <text:p><text:a xlink:href="https://aoe2.gg/profile/236773" xlink:type="simple">https://aoe2.gg/profile/236773</text:a></text:p>
          </table:table-cell>
          <table:table-cell/>
          <table:table-cell table:style-name="ce15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3-17T06:34:12.431" calcext:value-type="date">
            <text:p>3/17/2025 6:34:12</text:p>
          </table:table-cell>
          <table:table-cell table:style-name="ce6" office:value-type="string" calcext:value-type="string">
            <text:p>Mike'dugai</text:p>
          </table:table-cell>
          <table:table-cell table:style-name="ce9" office:value-type="string" calcext:value-type="string">
            <text:p><text:a xlink:href="https://aoe2.gg/profile/670688" xlink:type="simple">https://aoe2.gg/profile/670688</text:a></text:p>
          </table:table-cell>
          <table:table-cell/>
          <table:table-cell table:style-name="ce14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3-17T16:06:08.471" calcext:value-type="date">
            <text:p>3/17/2025 16:06:08</text:p>
          </table:table-cell>
          <table:table-cell table:style-name="ce7" office:value-type="string" calcext:value-type="string">
            <text:p>YoSoyPacho</text:p>
          </table:table-cell>
          <table:table-cell table:style-name="ce10" office:value-type="string" calcext:value-type="string">
            <text:p><text:a xlink:href="https://aoe2.gg/profile/11879908" xlink:type="simple">https://aoe2.gg/profile/11879908</text:a></text:p>
          </table:table-cell>
          <table:table-cell/>
          <table:table-cell table:style-name="ce15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3-17T17:39:33.579" calcext:value-type="date">
            <text:p>3/17/2025 17:39:33</text:p>
          </table:table-cell>
          <table:table-cell table:style-name="ce6" office:value-type="string" calcext:value-type="string">
            <text:p>Johnny Walrus</text:p>
          </table:table-cell>
          <table:table-cell table:style-name="ce9" office:value-type="string" calcext:value-type="string">
            <text:p><text:a xlink:href="https://aoe2.gg/profile/270562" xlink:type="simple">https://aoe2.gg/profile/270562</text:a></text:p>
          </table:table-cell>
          <table:table-cell table:style-name="ce9" office:value-type="string" calcext:value-type="string">
            <text:p><text:a xlink:href="https://aoe2.gg/profile/270562" xlink:type="simple">https://aoe2.gg/profile/270562</text:a></text:p>
          </table:table-cell>
          <table:table-cell table:style-name="ce14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3-21T10:44:42.159" calcext:value-type="date">
            <text:p>3/21/2025 10:44:42</text:p>
          </table:table-cell>
          <table:table-cell table:style-name="ce6" office:value-type="string" calcext:value-type="string">
            <text:p>.shixo.</text:p>
          </table:table-cell>
          <table:table-cell table:style-name="ce9" office:value-type="string" calcext:value-type="string">
            <text:p><text:a xlink:href="https://aoe2.gg/profile/1137086" xlink:type="simple">https://aoe2.gg/profile/1137086</text:a></text:p>
          </table:table-cell>
          <table:table-cell/>
          <table:table-cell table:style-name="ce14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3-21T12:47:05.115" calcext:value-type="date">
            <text:p>3/21/2025 12:47:05</text:p>
          </table:table-cell>
          <table:table-cell table:style-name="ce7" office:value-type="string" calcext:value-type="string">
            <text:p>Kingofn00b5</text:p>
          </table:table-cell>
          <table:table-cell table:style-name="ce10" office:value-type="string" calcext:value-type="string">
            <text:p><text:a xlink:href="https://aoe2.gg/profile/10763380" xlink:type="simple">https://aoe2.gg/profile/10763380</text:a></text:p>
          </table:table-cell>
          <table:table-cell/>
          <table:table-cell table:style-name="ce15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3-21T17:13:31.807" calcext:value-type="date">
            <text:p>3/21/2025 17:13:31</text:p>
          </table:table-cell>
          <table:table-cell table:style-name="ce6" office:value-type="string" calcext:value-type="string">
            <text:p>HeisenN</text:p>
          </table:table-cell>
          <table:table-cell table:style-name="ce9" office:value-type="string" calcext:value-type="string">
            <text:p><text:a xlink:href="https://aoe2.gg/profile/583791" xlink:type="simple">https://aoe2.gg/profile/583791</text:a></text:p>
          </table:table-cell>
          <table:table-cell table:style-name="ce9" office:value-type="string" calcext:value-type="string">
            <text:p><text:a xlink:href="https://aoe2.gg/profile/2407064" xlink:type="simple">https://aoe2.gg/profile/2407064</text:a></text:p>
          </table:table-cell>
          <table:table-cell table:style-name="ce14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3-22T13:33:10.687" calcext:value-type="date">
            <text:p>3/22/2025 13:33:10</text:p>
          </table:table-cell>
          <table:table-cell table:style-name="ce7" office:value-type="string" calcext:value-type="string">
            <text:p>Ragnar</text:p>
          </table:table-cell>
          <table:table-cell table:style-name="ce10" office:value-type="string" calcext:value-type="string">
            <text:p><text:a xlink:href="https://aoe2.gg/profile/5052790" xlink:type="simple">https://aoe2.gg/profile/5052790</text:a></text:p>
          </table:table-cell>
          <table:table-cell/>
          <table:table-cell table:style-name="ce15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3-25T12:55:08.752" calcext:value-type="date">
            <text:p>3/25/2025 12:55:08</text:p>
          </table:table-cell>
          <table:table-cell table:style-name="ce7" office:value-type="string" calcext:value-type="string">
            <text:p>Biscuits</text:p>
          </table:table-cell>
          <table:table-cell table:style-name="ce10" office:value-type="string" calcext:value-type="string">
            <text:p><text:a xlink:href="https://aoe2.gg/profile/4378222" xlink:type="simple">https://aoe2.gg/profile/4378222</text:a></text:p>
          </table:table-cell>
          <table:table-cell/>
          <table:table-cell table:style-name="ce15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3-25T22:29:46.395" calcext:value-type="date">
            <text:p>3/25/2025 22:29:46</text:p>
          </table:table-cell>
          <table:table-cell table:style-name="ce7" office:value-type="string" calcext:value-type="string">
            <text:p>chanchilaru</text:p>
          </table:table-cell>
          <table:table-cell table:style-name="ce10" office:value-type="string" calcext:value-type="string">
            <text:p><text:a xlink:href="https://aoe2.gg/profile/557273" xlink:type="simple">https://aoe2.gg/profile/557273</text:a></text:p>
          </table:table-cell>
          <table:table-cell table:style-name="ce10" office:value-type="string" calcext:value-type="string">
            <text:p><text:a xlink:href="https://aoe2.gg/profile/20850252" xlink:type="simple">https://aoe2.gg/profile/20850252</text:a></text:p>
          </table:table-cell>
          <table:table-cell table:style-name="ce15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3-26T06:13:03.785" calcext:value-type="date">
            <text:p>3/26/2025 6:13:03</text:p>
          </table:table-cell>
          <table:table-cell table:style-name="ce6" office:value-type="string" calcext:value-type="string">
            <text:p>Pl0tterGhost</text:p>
          </table:table-cell>
          <table:table-cell table:style-name="ce9" office:value-type="string" calcext:value-type="string">
            <text:p><text:a xlink:href="https://aoe2.gg/profile/375383" xlink:type="simple">https://aoe2.gg/profile/375383</text:a></text:p>
          </table:table-cell>
          <table:table-cell/>
          <table:table-cell table:style-name="ce14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3-26T09:32:00.681" calcext:value-type="date">
            <text:p>3/26/2025 9:32:00</text:p>
          </table:table-cell>
          <table:table-cell table:style-name="ce7" office:value-type="string" calcext:value-type="string">
            <text:p>NOPE1585</text:p>
          </table:table-cell>
          <table:table-cell table:style-name="ce10" office:value-type="string" calcext:value-type="string">
            <text:p><text:a xlink:href="https://aoe2.gg/profile/5968579" xlink:type="simple">https://aoe2.gg/profile/5968579</text:a></text:p>
          </table:table-cell>
          <table:table-cell/>
          <table:table-cell table:style-name="ce15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3-26T12:38:36.296" calcext:value-type="date">
            <text:p>3/26/2025 12:38:36</text:p>
          </table:table-cell>
          <table:table-cell table:style-name="ce6" office:value-type="string" calcext:value-type="string">
            <text:p>Hydur</text:p>
          </table:table-cell>
          <table:table-cell table:style-name="ce9" office:value-type="string" calcext:value-type="string">
            <text:p><text:a xlink:href="https://aoe2.gg/profile/1101945" xlink:type="simple">https://aoe2.gg/profile/1101945</text:a></text:p>
          </table:table-cell>
          <table:table-cell table:style-name="ce9" office:value-type="string" calcext:value-type="string">
            <text:p><text:a xlink:href="https://aoe2.gg/profile/12835491" xlink:type="simple">https://aoe2.gg/profile/12835491</text:a></text:p>
          </table:table-cell>
          <table:table-cell table:style-name="ce14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3-26T15:32:56.275" calcext:value-type="date">
            <text:p>3/26/2025 15:32:56</text:p>
          </table:table-cell>
          <table:table-cell table:style-name="ce7" office:value-type="string" calcext:value-type="string">
            <text:p>maxpower973</text:p>
          </table:table-cell>
          <table:table-cell table:style-name="ce10" office:value-type="string" calcext:value-type="string">
            <text:p><text:a xlink:href="https://aoe2.gg/profile/2320032" xlink:type="simple">https://aoe2.gg/profile/2320032</text:a></text:p>
          </table:table-cell>
          <table:table-cell/>
          <table:table-cell table:style-name="ce15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3-27T03:19:25.466" calcext:value-type="date">
            <text:p>3/27/2025 3:19:25</text:p>
          </table:table-cell>
          <table:table-cell table:style-name="ce6" office:value-type="string" calcext:value-type="string">
            <text:p>__oladushek</text:p>
          </table:table-cell>
          <table:table-cell table:style-name="ce9" office:value-type="string" calcext:value-type="string">
            <text:p><text:a xlink:href="https://aoe2.gg/profile/1853187" xlink:type="simple">https://aoe2.gg/profile/1853187</text:a></text:p>
          </table:table-cell>
          <table:table-cell/>
          <table:table-cell table:style-name="ce14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3-27T11:16:27.92" calcext:value-type="date">
            <text:p>3/27/2025 11:16:27</text:p>
          </table:table-cell>
          <table:table-cell table:style-name="ce7" office:value-type="string" calcext:value-type="string">
            <text:p>OS+ | VoNDutcH</text:p>
          </table:table-cell>
          <table:table-cell table:style-name="ce10" office:value-type="string" calcext:value-type="string">
            <text:p><text:a xlink:href="https://aoe2.gg/profile/3942539" xlink:type="simple">https://aoe2.gg/profile/3942539</text:a></text:p>
          </table:table-cell>
          <table:table-cell table:style-name="ce10" office:value-type="string" calcext:value-type="string">
            <text:p><text:a xlink:href="https://aoe2.gg/profile/12014128" xlink:type="simple">https://aoe2.gg/profile/12014128</text:a></text:p>
          </table:table-cell>
          <table:table-cell table:style-name="ce15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3-28T13:17:08.065" calcext:value-type="date">
            <text:p>3/28/2025 13:17:08</text:p>
          </table:table-cell>
          <table:table-cell table:style-name="ce6" office:value-type="string" calcext:value-type="string">
            <text:p>Flying Mouse</text:p>
          </table:table-cell>
          <table:table-cell table:style-name="ce9" office:value-type="string" calcext:value-type="string">
            <text:p><text:a xlink:href="https://aoe2.gg/profile/227587" xlink:type="simple">https://aoe2.gg/profile/227587</text:a></text:p>
          </table:table-cell>
          <table:table-cell/>
          <table:table-cell table:style-name="ce14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3-28T20:24:36.705" calcext:value-type="date">
            <text:p>3/28/2025 20:24:36</text:p>
          </table:table-cell>
          <table:table-cell table:style-name="ce7" office:value-type="string" calcext:value-type="string">
            <text:p>RAY</text:p>
          </table:table-cell>
          <table:table-cell table:style-name="ce10" office:value-type="string" calcext:value-type="string">
            <text:p><text:a xlink:href="https://aoe2.gg/profile/213474" xlink:type="simple">https://aoe2.gg/profile/213474</text:a></text:p>
          </table:table-cell>
          <table:table-cell table:style-name="ce10" office:value-type="string" calcext:value-type="string">
            <text:p><text:a xlink:href="https://aoe2.gg/profile/1652210" xlink:type="simple">https://aoe2.gg/profile/1652210</text:a></text:p>
          </table:table-cell>
          <table:table-cell table:style-name="ce15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3-28T22:46:02.562" calcext:value-type="date">
            <text:p>3/28/2025 22:46:02</text:p>
          </table:table-cell>
          <table:table-cell table:style-name="ce6" office:value-type="string" calcext:value-type="string">
            <text:p>Lion</text:p>
          </table:table-cell>
          <table:table-cell table:style-name="ce9" office:value-type="string" calcext:value-type="string">
            <text:p><text:a xlink:href="https://aoe2.gg/profile/319153" xlink:type="simple">https://aoe2.gg/profile/319153</text:a></text:p>
          </table:table-cell>
          <table:table-cell/>
          <table:table-cell table:style-name="ce14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3-29T15:07:16.702" calcext:value-type="date">
            <text:p>3/29/2025 15:07:16</text:p>
          </table:table-cell>
          <table:table-cell table:style-name="ce7" office:value-type="string" calcext:value-type="string">
            <text:p>Neozz</text:p>
          </table:table-cell>
          <table:table-cell table:style-name="ce10" office:value-type="string" calcext:value-type="string">
            <text:p><text:a xlink:href="https://aoe2.gg/profile/11275434" xlink:type="simple">https://aoe2.gg/profile/11275434</text:a></text:p>
          </table:table-cell>
          <table:table-cell table:style-name="ce10" office:value-type="string" calcext:value-type="string">
            <text:p><text:a xlink:href="https://aoe2.gg/profile/19867271" xlink:type="simple">https://aoe2.gg/profile/19867271</text:a></text:p>
          </table:table-cell>
          <table:table-cell table:style-name="ce15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3-30T12:52:05.27" calcext:value-type="date">
            <text:p>3/30/2025 12:52:05</text:p>
          </table:table-cell>
          <table:table-cell table:style-name="ce6" office:value-type="string" calcext:value-type="string">
            <text:p>Jasuni </text:p>
          </table:table-cell>
          <table:table-cell table:style-name="ce9" office:value-type="string" calcext:value-type="string">
            <text:p><text:a xlink:href="https://aoe2.gg/profile/1464223" xlink:type="simple">https://aoe2.gg/profile/1464223</text:a></text:p>
          </table:table-cell>
          <table:table-cell/>
          <table:table-cell table:style-name="ce14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3-30T15:02:35.553" calcext:value-type="date">
            <text:p>3/30/2025 15:02:35</text:p>
          </table:table-cell>
          <table:table-cell table:style-name="ce7" office:value-type="string" calcext:value-type="string">
            <text:p>jasouki</text:p>
          </table:table-cell>
          <table:table-cell table:style-name="ce10" office:value-type="string" calcext:value-type="string">
            <text:p><text:a xlink:href="https://aoe2.gg/profile/12271904" xlink:type="simple">https://aoe2.gg/profile/12271904</text:a></text:p>
          </table:table-cell>
          <table:table-cell/>
          <table:table-cell table:style-name="ce15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3-30T16:05:26.374" calcext:value-type="date">
            <text:p>3/30/2025 16:05:26</text:p>
          </table:table-cell>
          <table:table-cell table:style-name="ce6" office:value-type="string" calcext:value-type="string">
            <text:p>The Otter One</text:p>
          </table:table-cell>
          <table:table-cell table:style-name="ce9" office:value-type="string" calcext:value-type="string">
            <text:p><text:a xlink:href="https://aoe2.gg/profile/283384/" xlink:type="simple">https://aoe2.gg/profile/283384/</text:a></text:p>
          </table:table-cell>
          <table:table-cell/>
          <table:table-cell table:style-name="ce14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3-30T16:20:16.004" calcext:value-type="date">
            <text:p>3/30/2025 16:20:16</text:p>
          </table:table-cell>
          <table:table-cell table:style-name="ce7" office:value-type="string" calcext:value-type="string">
            <text:p>leonromaaoe</text:p>
          </table:table-cell>
          <table:table-cell table:style-name="ce10" office:value-type="string" calcext:value-type="string">
            <text:p><text:a xlink:href="https://aoe2.gg/profile/14819368" xlink:type="simple">https://aoe2.gg/profile/14819368</text:a></text:p>
          </table:table-cell>
          <table:table-cell/>
          <table:table-cell table:style-name="ce15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3-30T17:28:12.462" calcext:value-type="date">
            <text:p>3/30/2025 17:28:12</text:p>
          </table:table-cell>
          <table:table-cell table:style-name="ce6" office:value-type="string" calcext:value-type="string">
            <text:p>ALIKOG </text:p>
          </table:table-cell>
          <table:table-cell table:style-name="ce9" office:value-type="string" calcext:value-type="string">
            <text:p><text:a xlink:href="https://aoe2.gg/profile/92501/" xlink:type="simple">https://aoe2.gg/profile/92501/</text:a></text:p>
          </table:table-cell>
          <table:table-cell/>
          <table:table-cell table:style-name="ce14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3-31T04:00:01.777" calcext:value-type="date">
            <text:p>3/31/2025 4:00:01</text:p>
          </table:table-cell>
          <table:table-cell table:style-name="ce7" office:value-type="string" calcext:value-type="string">
            <text:p>Wean Dinchester</text:p>
          </table:table-cell>
          <table:table-cell table:style-name="ce10" office:value-type="string" calcext:value-type="string">
            <text:p><text:a xlink:href="https://aoe2.gg/profile/300565" xlink:type="simple">https://aoe2.gg/profile/300565</text:a></text:p>
          </table:table-cell>
          <table:table-cell/>
          <table:table-cell table:style-name="ce15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3-31T07:55:09.224" calcext:value-type="date">
            <text:p>3/31/2025 7:55:09</text:p>
          </table:table-cell>
          <table:table-cell table:style-name="ce6" office:value-type="string" calcext:value-type="string">
            <text:p>KorDimon</text:p>
          </table:table-cell>
          <table:table-cell table:style-name="ce9" office:value-type="string" calcext:value-type="string">
            <text:p><text:a xlink:href="https://aoe2.gg/profile/2982910" xlink:type="simple">https://aoe2.gg/profile/2982910</text:a></text:p>
          </table:table-cell>
          <table:table-cell/>
          <table:table-cell table:style-name="ce14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3-31T08:13:13.759" calcext:value-type="date">
            <text:p>3/31/2025 8:13:13</text:p>
          </table:table-cell>
          <table:table-cell table:style-name="ce7" office:value-type="string" calcext:value-type="string">
            <text:p>wisenatic</text:p>
          </table:table-cell>
          <table:table-cell table:style-name="ce10" office:value-type="string" calcext:value-type="string">
            <text:p><text:a xlink:href="https://aoe2.gg/profile/616906" xlink:type="simple">https://aoe2.gg/profile/616906</text:a></text:p>
          </table:table-cell>
          <table:table-cell/>
          <table:table-cell table:style-name="ce15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25-03-31T10:57:38.614" calcext:value-type="date">
            <text:p>3/31/2025 10:57:38</text:p>
          </table:table-cell>
          <table:table-cell table:style-name="ce8" office:value-type="string" calcext:value-type="string">
            <text:p>qeetsa</text:p>
          </table:table-cell>
          <table:table-cell table:style-name="ce12" office:value-type="string" calcext:value-type="string">
            <text:p><text:a xlink:href="https://aoe2.gg/profile/2075681" xlink:type="simple">https://aoe2.gg/profile/2075681</text:a></text:p>
          </table:table-cell>
          <table:table-cell table:style-name="ce12" office:value-type="string" calcext:value-type="string">
            <text:p><text:a xlink:href="https://aoe2.gg/profile/9902793" xlink:type="simple">https://aoe2.gg/profile/9902793</text:a></text:p>
          </table:table-cell>
          <table:table-cell table:style-name="ce16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Form_Responses1" table:target-range-address="'Form Responses 1'.A1:'Form Responses 1'.E36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2">00/00/0000</text:date>, <text:time style:data-style-name="N2" text:time-value="10:20:33.187960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1.2$Windows_X86_64 LibreOffice_project/d3abf4aee5fd705e4a92bba33a32f40bc4e56f49</meta:generator>
    <dc:date>2025-05-12T10:29:43.271431900</dc:date>
    <meta:editing-duration>PT11M36S</meta:editing-duration>
    <meta:editing-cycles>6</meta:editing-cycles>
    <meta:document-statistic meta:table-count="1" meta:cell-count="154" meta:object-count="0"/>
  </office:meta>
</office:document-meta>
</file>